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ndale Mono" svg:font-family="'Andale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fo:font-weight="bold" officeooo:rsid="01fe5be4" officeooo:paragraph-rsid="01fe5be4" style:font-weight-asian="bold" style:font-weight-complex="bold"/>
    </style:style>
    <style:style style:name="P2" style:family="paragraph" style:parent-style-name="Footer">
      <style:text-properties officeooo:paragraph-rsid="01f5193d"/>
    </style:style>
    <style:style style:name="P3" style:family="paragraph" style:parent-style-name="Standard" style:master-page-name="">
      <style:paragraph-properties fo:text-align="center" style:justify-single-word="false" fo:orphans="0" fo:widows="0" style:page-number="auto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00504e" officeooo:paragraph-rsid="0200504e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 style:master-page-name="">
      <style:paragraph-properties fo:text-align="center" style:justify-single-word="false" fo:orphans="0" fo:widows="0" style:page-number="auto" fo:padding="0.049cm" fo:border-left="none" fo:border-right="none" fo:border-top="none" fo:border-bottom="0.51pt solid #000000" style:shadow="none" style:writing-mode="lr-tb"/>
      <style:text-properties fo:font-size="14pt" fo:font-style="normal" fo:font-weight="bold" officeooo:rsid="0200504e" officeooo:paragraph-rsid="02086311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 style:master-page-name="">
      <style:paragraph-properties fo:orphans="0" fo:widows="0" style:page-number="auto" style:writing-mode="lr-tb"/>
      <style:text-properties officeooo:rsid="0200504e" officeooo:paragraph-rsid="0200504e"/>
    </style:style>
    <style:style style:name="P6" style:family="paragraph" style:parent-style-name="Standard">
      <style:paragraph-properties fo:orphans="0" fo:widows="0" style:writing-mode="lr-tb"/>
      <style:text-properties officeooo:rsid="0200504e" officeooo:paragraph-rsid="02198231"/>
    </style:style>
    <style:style style:name="P7" style:family="paragraph" style:parent-style-name="Standard">
      <style:paragraph-properties fo:orphans="0" fo:widows="0" style:writing-mode="lr-tb"/>
      <style:text-properties fo:font-weight="normal" officeooo:rsid="0200504e" officeooo:paragraph-rsid="0200504e" style:font-weight-asian="normal" style:font-weight-complex="normal"/>
    </style:style>
    <style:style style:name="P8" style:family="paragraph" style:parent-style-name="Standard">
      <style:paragraph-properties fo:orphans="0" fo:widows="0" style:writing-mode="lr-tb"/>
      <style:text-properties fo:font-weight="normal" officeooo:rsid="0200504e" officeooo:paragraph-rsid="021dd446" style:font-weight-asian="normal" style:font-weight-complex="normal"/>
    </style:style>
    <style:style style:name="P9" style:family="paragraph" style:parent-style-name="Standard">
      <style:paragraph-properties fo:orphans="0" fo:widows="0" style:writing-mode="lr-tb"/>
      <style:text-properties fo:font-weight="normal" officeooo:rsid="0200504e" officeooo:paragraph-rsid="020189f4" style:font-weight-asian="normal" style:font-weight-complex="normal"/>
    </style:style>
    <style:style style:name="P10" style:family="paragraph" style:parent-style-name="Standard">
      <style:paragraph-properties fo:orphans="0" fo:widows="0" style:writing-mode="lr-tb"/>
      <style:text-properties fo:font-weight="normal" officeooo:rsid="02213faa" officeooo:paragraph-rsid="02247a26" style:font-weight-asian="normal" style:font-weight-complex="normal"/>
    </style:style>
    <style:style style:name="P11" style:family="paragraph" style:parent-style-name="Standard">
      <style:paragraph-properties fo:orphans="0" fo:widows="0" style:writing-mode="lr-tb"/>
      <style:text-properties officeooo:rsid="022052ed" officeooo:paragraph-rsid="022052ed"/>
    </style:style>
    <style:style style:name="P12" style:family="paragraph" style:parent-style-name="Standard" style:list-style-name="L1">
      <style:paragraph-properties fo:orphans="0" fo:widows="0" style:writing-mode="lr-tb"/>
      <style:text-properties fo:font-weight="normal" officeooo:rsid="0200504e" officeooo:paragraph-rsid="0200504e" style:font-weight-asian="normal" style:font-weight-complex="normal"/>
    </style:style>
    <style:style style:name="P13" style:family="paragraph" style:parent-style-name="Standard" style:list-style-name="L1">
      <style:paragraph-properties fo:orphans="0" fo:widows="0" style:writing-mode="lr-tb"/>
      <style:text-properties fo:font-weight="normal" officeooo:rsid="02213faa" officeooo:paragraph-rsid="02213faa" style:font-weight-asian="normal" style:font-weight-complex="normal"/>
    </style:style>
    <style:style style:name="P14" style:family="paragraph" style:parent-style-name="Standard" style:list-style-name="L2">
      <style:paragraph-properties fo:orphans="0" fo:widows="0" style:writing-mode="lr-tb"/>
      <style:text-properties fo:font-weight="normal" officeooo:rsid="02086311" officeooo:paragraph-rsid="02086311" style:font-weight-asian="normal" style:font-weight-complex="normal"/>
    </style:style>
    <style:style style:name="P15" style:family="paragraph" style:parent-style-name="Standard">
      <style:paragraph-properties fo:orphans="0" fo:widows="0" style:writing-mode="lr-tb"/>
      <style:text-properties fo:font-weight="normal" officeooo:rsid="02197216" officeooo:paragraph-rsid="02197216" style:font-weight-asian="normal" style:font-weight-complex="normal"/>
    </style:style>
    <style:style style:name="P16" style:family="paragraph" style:parent-style-name="Standard">
      <style:paragraph-properties fo:orphans="0" fo:widows="0" style:writing-mode="lr-tb"/>
      <style:text-properties fo:font-weight="normal" officeooo:rsid="02198231" officeooo:paragraph-rsid="02198231" style:font-weight-asian="normal" style:font-weight-complex="normal"/>
    </style:style>
    <style:style style:name="P17" style:family="paragraph" style:parent-style-name="Standard" style:list-style-name="L2">
      <style:paragraph-properties fo:orphans="0" fo:widows="0" style:writing-mode="lr-tb"/>
      <style:text-properties officeooo:paragraph-rsid="0200ed53"/>
    </style:style>
    <style:style style:name="P18" style:family="paragraph" style:parent-style-name="Standard" style:list-style-name="L2">
      <style:paragraph-properties fo:orphans="0" fo:widows="0" style:writing-mode="lr-tb"/>
      <style:text-properties officeooo:paragraph-rsid="0225de95"/>
    </style:style>
    <style:style style:name="P19" style:family="paragraph" style:parent-style-name="Standard" style:list-style-name="L2">
      <style:paragraph-properties fo:orphans="0" fo:widows="0" style:writing-mode="lr-tb"/>
      <style:text-properties officeooo:rsid="0200ed53" officeooo:paragraph-rsid="0200ed53"/>
    </style:style>
    <style:style style:name="P20" style:family="paragraph" style:parent-style-name="Standard" style:list-style-name="L2">
      <style:paragraph-properties fo:orphans="0" fo:widows="0" style:writing-mode="lr-tb"/>
      <style:text-properties officeooo:rsid="0200ed53" officeooo:paragraph-rsid="020189f4"/>
    </style:style>
    <style:style style:name="P21" style:family="paragraph" style:parent-style-name="Standard" style:list-style-name="L2">
      <style:paragraph-properties fo:orphans="0" fo:widows="0" style:writing-mode="lr-tb"/>
      <style:text-properties officeooo:rsid="02239c6e" officeooo:paragraph-rsid="02239c6e"/>
    </style:style>
    <style:style style:name="P22" style:family="paragraph" style:parent-style-name="Standard" style:list-style-name="L2">
      <style:paragraph-properties fo:orphans="0" fo:widows="0" style:writing-mode="lr-tb"/>
      <style:text-properties officeooo:rsid="020189f4" officeooo:paragraph-rsid="0205d9f0"/>
    </style:style>
    <style:style style:name="P23" style:family="paragraph" style:parent-style-name="Standard" style:list-style-name="L2">
      <style:paragraph-properties fo:orphans="0" fo:widows="0" style:writing-mode="lr-tb"/>
      <style:text-properties officeooo:rsid="02029138" officeooo:paragraph-rsid="02272971"/>
    </style:style>
    <style:style style:name="P24" style:family="paragraph" style:parent-style-name="Standard" style:list-style-name="L2">
      <style:paragraph-properties fo:orphans="0" fo:widows="0" style:writing-mode="lr-tb"/>
      <style:text-properties officeooo:rsid="0229da57" officeooo:paragraph-rsid="022b019a"/>
    </style:style>
    <style:style style:name="P25" style:family="paragraph" style:parent-style-name="Standard" style:list-style-name="L2">
      <style:paragraph-properties fo:orphans="0" fo:widows="0" style:writing-mode="lr-tb"/>
      <style:text-properties officeooo:rsid="022b019a" officeooo:paragraph-rsid="022c6358"/>
    </style:style>
    <style:style style:name="P26" style:family="paragraph" style:parent-style-name="Standard" style:list-style-name="L2">
      <style:paragraph-properties fo:orphans="0" fo:widows="0" style:writing-mode="lr-tb"/>
      <style:text-properties officeooo:rsid="022c6358" officeooo:paragraph-rsid="022c704d"/>
    </style:style>
    <style:style style:name="P27" style:family="paragraph" style:parent-style-name="Standard" style:list-style-name="L2">
      <style:paragraph-properties fo:orphans="0" fo:widows="0" style:writing-mode="lr-tb"/>
      <style:text-properties officeooo:rsid="02086311" officeooo:paragraph-rsid="02086311"/>
    </style:style>
    <style:style style:name="P28" style:family="paragraph" style:parent-style-name="Standard" style:list-style-name="L2">
      <style:paragraph-properties fo:orphans="0" fo:widows="0" style:writing-mode="lr-tb"/>
      <style:text-properties officeooo:rsid="020c2057" officeooo:paragraph-rsid="020c2057"/>
    </style:style>
    <style:style style:name="P29" style:family="paragraph" style:parent-style-name="Standard" style:list-style-name="L2">
      <style:paragraph-properties fo:orphans="0" fo:widows="0" style:writing-mode="lr-tb"/>
      <style:text-properties officeooo:rsid="020ca37c" officeooo:paragraph-rsid="020ca37c"/>
    </style:style>
    <style:style style:name="P30" style:family="paragraph" style:parent-style-name="Standard" style:list-style-name="L2">
      <style:paragraph-properties fo:orphans="0" fo:widows="0" style:writing-mode="lr-tb"/>
      <style:text-properties officeooo:rsid="020ccaa0" officeooo:paragraph-rsid="020e1475"/>
    </style:style>
    <style:style style:name="P31" style:family="paragraph" style:parent-style-name="Standard" style:list-style-name="L2">
      <style:paragraph-properties fo:orphans="0" fo:widows="0" style:writing-mode="lr-tb"/>
      <style:text-properties officeooo:rsid="020e1475" officeooo:paragraph-rsid="020e1475"/>
    </style:style>
    <style:style style:name="P32" style:family="paragraph" style:parent-style-name="Standard" style:list-style-name="L2">
      <style:paragraph-properties fo:orphans="0" fo:widows="0" style:writing-mode="lr-tb"/>
      <style:text-properties officeooo:rsid="021a11bf" officeooo:paragraph-rsid="021a11bf"/>
    </style:style>
    <style:style style:name="P33" style:family="paragraph" style:parent-style-name="Standard" style:list-style-name="L2">
      <style:paragraph-properties fo:orphans="0" fo:widows="0" style:writing-mode="lr-tb"/>
      <style:text-properties officeooo:rsid="02125e9b" officeooo:paragraph-rsid="02143901"/>
    </style:style>
    <style:style style:name="P34" style:family="paragraph" style:parent-style-name="Standard" style:list-style-name="L2">
      <style:paragraph-properties fo:orphans="0" fo:widows="0" style:writing-mode="lr-tb"/>
      <style:text-properties officeooo:rsid="02143901" officeooo:paragraph-rsid="02143901"/>
    </style:style>
    <style:style style:name="P35" style:family="paragraph" style:parent-style-name="Standard" style:list-style-name="L2">
      <style:paragraph-properties fo:orphans="0" fo:widows="0" style:writing-mode="lr-tb"/>
      <style:text-properties officeooo:rsid="0215f33c" officeooo:paragraph-rsid="0215f33c"/>
    </style:style>
    <style:style style:name="P36" style:family="paragraph" style:parent-style-name="Standard" style:list-style-name="L2">
      <style:paragraph-properties fo:orphans="0" fo:widows="0" style:writing-mode="lr-tb"/>
      <style:text-properties officeooo:rsid="0217a296" officeooo:paragraph-rsid="0217a296"/>
    </style:style>
    <style:style style:name="P37" style:family="paragraph" style:parent-style-name="Standard" style:list-style-name="L2">
      <style:paragraph-properties fo:orphans="0" fo:widows="0" style:writing-mode="lr-tb"/>
      <style:text-properties officeooo:rsid="021818ed" officeooo:paragraph-rsid="021818ed"/>
    </style:style>
    <style:style style:name="P38" style:family="paragraph" style:parent-style-name="Standard" style:list-style-name="L2">
      <style:paragraph-properties fo:orphans="0" fo:widows="0" style:writing-mode="lr-tb"/>
      <style:text-properties officeooo:rsid="02197216" officeooo:paragraph-rsid="02197216"/>
    </style:style>
    <style:style style:name="P39" style:family="paragraph" style:parent-style-name="Standard" style:list-style-name="L2">
      <style:paragraph-properties fo:orphans="0" fo:widows="0" style:writing-mode="lr-tb"/>
      <style:text-properties officeooo:rsid="021dd446" officeooo:paragraph-rsid="021dd446"/>
    </style:style>
    <style:style style:name="P40" style:family="paragraph" style:parent-style-name="Standard" style:list-style-name="L2">
      <style:paragraph-properties fo:orphans="0" fo:widows="0" style:writing-mode="lr-tb"/>
      <style:text-properties officeooo:rsid="022f1a91" officeooo:paragraph-rsid="022f43f0"/>
    </style:style>
    <style:style style:name="P41" style:family="paragraph" style:parent-style-name="Standard" style:list-style-name="L2">
      <style:paragraph-properties fo:orphans="0" fo:widows="0" style:writing-mode="lr-tb"/>
      <style:text-properties officeooo:rsid="022f43f0" officeooo:paragraph-rsid="02308274"/>
    </style:style>
    <style:style style:name="P42" style:family="paragraph" style:parent-style-name="Standard" style:list-style-name="L2">
      <style:paragraph-properties fo:orphans="0" fo:widows="0" style:writing-mode="lr-tb"/>
      <style:text-properties officeooo:rsid="022f43f0" officeooo:paragraph-rsid="0233335d"/>
    </style:style>
    <style:style style:name="P43" style:family="paragraph" style:parent-style-name="Standard" style:list-style-name="L2">
      <style:paragraph-properties fo:orphans="0" fo:widows="0" style:writing-mode="lr-tb"/>
      <style:text-properties officeooo:rsid="022f43f0" officeooo:paragraph-rsid="02354ff0"/>
    </style:style>
    <style:style style:name="P44" style:family="paragraph" style:parent-style-name="Standard" style:master-page-name="">
      <style:paragraph-properties fo:orphans="0" fo:widows="0" style:page-number="auto" style:writing-mode="lr-tb"/>
      <style:text-properties style:text-underline-style="solid" style:text-underline-width="auto" style:text-underline-color="font-color" fo:font-weight="bold" officeooo:rsid="0200504e" officeooo:paragraph-rsid="02198231" style:font-weight-asian="bold" style:font-weight-complex="bold"/>
    </style:style>
    <style:style style:name="T1" style:family="text">
      <style:text-properties officeooo:rsid="0200504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00ed53" style:font-weight-asian="bold" style:font-weight-complex="bold"/>
    </style:style>
    <style:style style:name="T4" style:family="text">
      <style:text-properties fo:font-weight="bold" officeooo:rsid="02027d00" style:font-weight-asian="bold" style:font-weight-complex="bold"/>
    </style:style>
    <style:style style:name="T5" style:family="text">
      <style:text-properties fo:font-weight="bold" officeooo:rsid="0204cbd0" style:font-weight-asian="bold" style:font-weight-complex="bold"/>
    </style:style>
    <style:style style:name="T6" style:family="text">
      <style:text-properties fo:font-weight="bold" officeooo:rsid="020a989d" style:font-weight-asian="bold" style:font-weight-complex="bold"/>
    </style:style>
    <style:style style:name="T7" style:family="text">
      <style:text-properties fo:font-weight="bold" officeooo:rsid="021216a5" style:font-weight-asian="bold" style:font-weight-complex="bold"/>
    </style:style>
    <style:style style:name="T8" style:family="text">
      <style:text-properties fo:font-weight="bold" officeooo:rsid="0225de95" style:font-weight-asian="bold" style:font-weight-complex="bold"/>
    </style:style>
    <style:style style:name="T9" style:family="text">
      <style:text-properties fo:font-weight="bold" officeooo:rsid="02272971" style:font-weight-asian="bold" style:font-weight-complex="bold"/>
    </style:style>
    <style:style style:name="T10" style:family="text">
      <style:text-properties fo:font-weight="bold" officeooo:rsid="022f43f0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1f73d94" style:font-weight-asian="normal" style:font-weight-complex="normal"/>
    </style:style>
    <style:style style:name="T13" style:family="text">
      <style:text-properties fo:font-weight="normal" officeooo:rsid="0200ed53" style:font-weight-asian="normal" style:font-weight-complex="normal"/>
    </style:style>
    <style:style style:name="T14" style:family="text">
      <style:text-properties fo:font-weight="normal" officeooo:rsid="020189f4" style:font-weight-asian="normal" style:font-weight-complex="normal"/>
    </style:style>
    <style:style style:name="T15" style:family="text">
      <style:text-properties fo:font-weight="normal" officeooo:rsid="02027d00" style:font-weight-asian="normal" style:font-weight-complex="normal"/>
    </style:style>
    <style:style style:name="T16" style:family="text">
      <style:text-properties fo:font-weight="normal" officeooo:rsid="02044d8c" style:font-weight-asian="normal" style:font-weight-complex="normal"/>
    </style:style>
    <style:style style:name="T17" style:family="text">
      <style:text-properties fo:font-weight="normal" officeooo:rsid="0204629a" style:font-weight-asian="normal" style:font-weight-complex="normal"/>
    </style:style>
    <style:style style:name="T18" style:family="text">
      <style:text-properties fo:font-weight="normal" officeooo:rsid="0204aef5" style:font-weight-asian="normal" style:font-weight-complex="normal"/>
    </style:style>
    <style:style style:name="T19" style:family="text">
      <style:text-properties fo:font-weight="normal" officeooo:rsid="0204cbd0" style:font-weight-asian="normal" style:font-weight-complex="normal"/>
    </style:style>
    <style:style style:name="T20" style:family="text">
      <style:text-properties fo:font-weight="normal" officeooo:rsid="02058969" style:font-weight-asian="normal" style:font-weight-complex="normal"/>
    </style:style>
    <style:style style:name="T21" style:family="text">
      <style:text-properties fo:font-weight="normal" officeooo:rsid="0205d9f0" style:font-weight-asian="normal" style:font-weight-complex="normal"/>
    </style:style>
    <style:style style:name="T22" style:family="text">
      <style:text-properties fo:font-weight="normal" officeooo:rsid="020867ab" style:font-weight-asian="normal" style:font-weight-complex="normal"/>
    </style:style>
    <style:style style:name="T23" style:family="text">
      <style:text-properties fo:font-weight="normal" officeooo:rsid="020a28d9" style:font-weight-asian="normal" style:font-weight-complex="normal"/>
    </style:style>
    <style:style style:name="T24" style:family="text">
      <style:text-properties fo:font-weight="normal" officeooo:rsid="020a989d" style:font-weight-asian="normal" style:font-weight-complex="normal"/>
    </style:style>
    <style:style style:name="T25" style:family="text">
      <style:text-properties fo:font-weight="normal" officeooo:rsid="020ccaa0" style:font-weight-asian="normal" style:font-weight-complex="normal"/>
    </style:style>
    <style:style style:name="T26" style:family="text">
      <style:text-properties fo:font-weight="normal" officeooo:rsid="020e1475" style:font-weight-asian="normal" style:font-weight-complex="normal"/>
    </style:style>
    <style:style style:name="T27" style:family="text">
      <style:text-properties fo:font-weight="normal" officeooo:rsid="020e3132" style:font-weight-asian="normal" style:font-weight-complex="normal"/>
    </style:style>
    <style:style style:name="T28" style:family="text">
      <style:text-properties fo:font-weight="normal" officeooo:rsid="020f1985" style:font-weight-asian="normal" style:font-weight-complex="normal"/>
    </style:style>
    <style:style style:name="T29" style:family="text">
      <style:text-properties fo:font-weight="normal" officeooo:rsid="0210314d" style:font-weight-asian="normal" style:font-weight-complex="normal"/>
    </style:style>
    <style:style style:name="T30" style:family="text">
      <style:text-properties fo:font-weight="normal" officeooo:rsid="021216a5" style:font-weight-asian="normal" style:font-weight-complex="normal"/>
    </style:style>
    <style:style style:name="T31" style:family="text">
      <style:text-properties fo:font-weight="normal" officeooo:rsid="02143901" style:font-weight-asian="normal" style:font-weight-complex="normal"/>
    </style:style>
    <style:style style:name="T32" style:family="text">
      <style:text-properties fo:font-weight="normal" officeooo:rsid="0215f33c" style:font-weight-asian="normal" style:font-weight-complex="normal"/>
    </style:style>
    <style:style style:name="T33" style:family="text">
      <style:text-properties fo:font-weight="normal" officeooo:rsid="0217a296" style:font-weight-asian="normal" style:font-weight-complex="normal"/>
    </style:style>
    <style:style style:name="T34" style:family="text">
      <style:text-properties fo:font-weight="normal" officeooo:rsid="02197216" style:font-weight-asian="normal" style:font-weight-complex="normal"/>
    </style:style>
    <style:style style:name="T35" style:family="text">
      <style:text-properties fo:font-weight="normal" officeooo:rsid="02198231" style:font-weight-asian="normal" style:font-weight-complex="normal"/>
    </style:style>
    <style:style style:name="T36" style:family="text">
      <style:text-properties fo:font-weight="normal" officeooo:rsid="021a11bf" style:font-weight-asian="normal" style:font-weight-complex="normal"/>
    </style:style>
    <style:style style:name="T37" style:family="text">
      <style:text-properties fo:font-weight="normal" officeooo:rsid="021a7470" style:font-weight-asian="normal" style:font-weight-complex="normal"/>
    </style:style>
    <style:style style:name="T38" style:family="text">
      <style:text-properties fo:font-weight="normal" officeooo:rsid="0225de95" style:font-weight-asian="normal" style:font-weight-complex="normal"/>
    </style:style>
    <style:style style:name="T39" style:family="text">
      <style:text-properties fo:font-weight="normal" officeooo:rsid="02272971" style:font-weight-asian="normal" style:font-weight-complex="normal"/>
    </style:style>
    <style:style style:name="T40" style:family="text">
      <style:text-properties fo:font-weight="normal" officeooo:rsid="022abb05" style:font-weight-asian="normal" style:font-weight-complex="normal"/>
    </style:style>
    <style:style style:name="T41" style:family="text">
      <style:text-properties fo:font-weight="normal" officeooo:rsid="022b019a" style:font-weight-asian="normal" style:font-weight-complex="normal"/>
    </style:style>
    <style:style style:name="T42" style:family="text">
      <style:text-properties fo:font-weight="normal" officeooo:rsid="022c6358" style:font-weight-asian="normal" style:font-weight-complex="normal"/>
    </style:style>
    <style:style style:name="T43" style:family="text">
      <style:text-properties fo:font-weight="normal" officeooo:rsid="022c704d" style:font-weight-asian="normal" style:font-weight-complex="normal"/>
    </style:style>
    <style:style style:name="T44" style:family="text">
      <style:text-properties fo:font-weight="normal" officeooo:rsid="022df5db" style:font-weight-asian="normal" style:font-weight-complex="normal"/>
    </style:style>
    <style:style style:name="T45" style:family="text">
      <style:text-properties fo:font-weight="normal" officeooo:rsid="022ed432" style:font-weight-asian="normal" style:font-weight-complex="normal"/>
    </style:style>
    <style:style style:name="T46" style:family="text">
      <style:text-properties style:text-underline-style="none"/>
    </style:style>
    <style:style style:name="T47" style:family="text">
      <style:text-properties style:text-underline-style="none" officeooo:rsid="02086311"/>
    </style:style>
    <style:style style:name="T48" style:family="text">
      <style:text-properties style:font-name="Andale Mono"/>
    </style:style>
    <style:style style:name="T49" style:family="text">
      <style:text-properties style:font-name="Andale Mono" fo:font-size="10pt" style:font-size-asian="10pt" style:font-size-complex="10pt"/>
    </style:style>
    <style:style style:name="T50" style:family="text">
      <style:text-properties style:font-name="Andale Mono" fo:font-size="10pt" officeooo:rsid="022f43f0" style:font-size-asian="10pt" style:font-size-complex="10pt"/>
    </style:style>
    <style:style style:name="T51" style:family="text">
      <style:text-properties style:font-name="Andale Mono" fo:font-size="10pt" fo:font-weight="normal" style:font-size-asian="10pt" style:font-weight-asian="normal" style:font-size-complex="10pt" style:font-weight-complex="normal"/>
    </style:style>
    <style:style style:name="T52" style:family="text">
      <style:text-properties style:font-name="Andale Mono" fo:font-weight="normal" style:font-weight-asian="normal" style:font-weight-complex="normal"/>
    </style:style>
    <style:style style:name="T53" style:family="text">
      <style:text-properties officeooo:rsid="020ccaa0"/>
    </style:style>
    <style:style style:name="T54" style:family="text">
      <style:text-properties style:text-underline-style="solid" style:text-underline-width="auto" style:text-underline-color="font-color" fo:font-weight="normal" officeooo:rsid="020e1475" style:font-weight-asian="normal" style:font-weight-complex="normal"/>
    </style:style>
    <style:style style:name="T55" style:family="text">
      <style:text-properties officeooo:rsid="02198231"/>
    </style:style>
    <style:style style:name="T56" style:family="text">
      <style:text-properties style:font-name="Liberation Serif" fo:font-weight="normal" style:font-weight-asian="normal" style:font-weight-complex="normal"/>
    </style:style>
    <style:style style:name="T57" style:family="text">
      <style:text-properties style:font-name="Liberation Serif" fo:font-weight="normal" officeooo:rsid="021c732c" style:font-weight-asian="normal" style:font-weight-complex="normal"/>
    </style:style>
    <style:style style:name="T58" style:family="text">
      <style:text-properties style:font-name="Liberation Serif" fo:font-weight="normal" officeooo:rsid="021fcb46" style:font-weight-asian="normal" style:font-weight-complex="normal"/>
    </style:style>
    <style:style style:name="T59" style:family="text">
      <style:text-properties style:font-name="Liberation Serif" fo:font-weight="bold" style:font-weight-asian="bold" style:font-weight-complex="bold"/>
    </style:style>
    <style:style style:name="T60" style:family="text">
      <style:text-properties style:font-name="Liberation Serif" fo:font-weight="bold" officeooo:rsid="021c732c" style:font-weight-asian="bold" style:font-weight-complex="bold"/>
    </style:style>
    <style:style style:name="T61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62" style:family="text">
      <style:text-properties style:font-name="Liberation Serif" fo:font-size="12pt" officeooo:rsid="022e56cd" style:font-size-asian="12pt" style:font-size-complex="12pt"/>
    </style:style>
    <style:style style:name="T63" style:family="text">
      <style:text-properties style:font-name="Liberation Serif" fo:font-size="12pt" officeooo:rsid="022ed432" style:font-size-asian="12pt" style:font-size-complex="12pt"/>
    </style:style>
    <style:style style:name="T64" style:family="text">
      <style:text-properties officeooo:rsid="021dd446"/>
    </style:style>
    <style:style style:name="T65" style:family="text">
      <style:text-properties officeooo:rsid="022244ac"/>
    </style:style>
    <style:style style:name="T66" style:family="text">
      <style:text-properties officeooo:rsid="022f43f0"/>
    </style:style>
    <style:style style:name="T67" style:family="text">
      <style:text-properties officeooo:rsid="02308274"/>
    </style:style>
    <style:style style:name="T68" style:family="text">
      <style:text-properties style:font-name="Andale Mono" fo:font-size="10pt" officeooo:rsid="02308274" style:font-size-asian="10pt" style:font-size-complex="10pt"/>
    </style:style>
    <style:style style:name="T69" style:family="text">
      <style:text-properties style:font-name="Andale Mono" fo:font-size="10pt" officeooo:rsid="02347622" style:font-size-asian="10pt" style:font-size-complex="10pt"/>
    </style:style>
    <style:style style:name="T70" style:family="text">
      <style:text-properties style:font-name="Andale Mono" fo:font-size="10pt" officeooo:rsid="02354ff0" style:font-size-asian="10pt" style:font-size-complex="10pt"/>
    </style:style>
    <style:style style:name="T71" style:family="text">
      <style:text-properties style:font-name="Andale Mono" officeooo:rsid="02347622"/>
    </style:style>
    <style:style style:name="T72" style:family="text">
      <style:text-properties style:font-name="Andale Mono" officeooo:rsid="02354ff0"/>
    </style:style>
    <style:style style:name="T73" style:family="text">
      <style:text-properties style:font-name="Andale Mono" fo:font-size="9pt" officeooo:rsid="02354ff0" style:font-size-asian="9pt" style:font-size-complex="9pt"/>
    </style:style>
    <style:style style:name="T74" style:family="text">
      <style:text-properties officeooo:rsid="02347622"/>
    </style:style>
    <style:style style:name="T75" style:family="text">
      <style:text-properties officeooo:rsid="02354ff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2"><text:tab/>J</text:span><text:span text:style-name="T11">de o rozšíření značkovacího jazyka Markdown </text:span><text:span text:style-name="T35">(autor John Gruber </text:span><text:span text:style-name="T11">– </text:span><text:span text:style-name="T35">plný </text:span><text:span text:style-name="T11">popis </text:span><text:span text:style-name="T35">jazyka Markdown </text:span><text:span text:style-name="T11">viz </text:span><text:a xlink:type="simple" xlink:href="https://daringfireball.net/projects/markdown/syntax" text:style-name="Internet_20_link" text:visited-style-name="Visited_20_Internet_20_Link"><text:span text:style-name="T11">https://daringfireball.net/projects/markdown/syntax</text:span></text:a><text:span text:style-name="T35">)</text:span><text:span text:style-name="T11">, používané GitLabem v:</text:span></text:p>
      <text:list xml:id="list835823549" text:style-name="L1">
        <text:list-item>
          <text:p text:style-name="P12">commit zprávách (commit messages)</text:p>
        </text:list-item>
        <text:list-item>
          <text:p text:style-name="P12">komentářích (comments)</text:p>
        </text:list-item>
        <text:list-item>
          <text:p text:style-name="P12">zprávách na zdi (wall posts)</text:p>
        </text:list-item>
        <text:list-item>
          <text:p text:style-name="P12">problémech (issues)</text:p>
        </text:list-item>
        <text:list-item>
          <text:p text:style-name="P12">požadavcích na spojení (merge requests)</text:p>
        </text:list-item>
        <text:list-item>
          <text:p text:style-name="P12">milnících (milestones)</text:p>
        </text:list-item>
        <text:list-item>
          <text:p text:style-name="P12">wiki stránkách (wiki pages)</text:p>
        </text:list-item>
        <text:list-item>
          <text:p text:style-name="P13">útržcích kódu (snippets – jejich jména musí mít příponu .md)</text:p>
        </text:list-item>
        <text:list-item>
          <text:p text:style-name="P13">markdown dokumentech uvnitř repository</text:p>
        </text:list-item>
      </text:list>
      <text:p text:style-name="P10">Jeho vznik byl inspirován GitHub Flavored Markdown (viz <text:a xlink:type="simple" xlink:href="https://help.github.com/articles/basic-writing-and-formatting-syntax/" text:style-name="Internet_20_link" text:visited-style-name="Visited_20_Internet_20_Link">https://help.github.com/articles/basic-writing-and-formatting-syntax/</text:a>). <text:span text:style-name="T65">Pro jeho zpracování Markdown používá GitLab knihovnu Redcarpet Ruby (viz </text:span><text:a xlink:type="simple" xlink:href="https://github.com/vmg/redcarpet" text:style-name="Internet_20_link" text:visited-style-name="Visited_20_Internet_20_Link"><text:span text:style-name="T65">https://github.com/vmg/redcarpet</text:span></text:a><text:span text:style-name="T65">); pro podporu zvýrazňování syntaxe potom knihovnu Rouge Ruby (viz </text:span><text:a xlink:type="simple" xlink:href="http://rouge.jneen.net/" text:style-name="Internet_20_link" text:visited-style-name="Visited_20_Internet_20_Link"><text:span text:style-name="T65">http://rouge.jneen.net/</text:span></text:a><text:span text:style-name="T65">).</text:span></text:p>
      <text:p text:style-name="P8"><text:tab/><text:span text:style-name="T64">Pro testování standardního jazyka Markdown je možné s úspěchem použít online editor </text:span><text:a xlink:type="simple" xlink:href="http://dillinger.io/" text:style-name="Internet_20_link" text:visited-style-name="Visited_20_Internet_20_Link"><text:span text:style-name="T64">http://dillinger.io/</text:span></text:a><text:span text:style-name="T64">.</text:span></text:p>
      <text:p text:style-name="P7"/>
      <text:p text:style-name="P7"/>
      <text:p text:style-name="P3">Rozdíly od tradičního jazyka Markdown</text:p>
      <text:list xml:id="list3300432619" text:style-name="L2">
        <text:list-item>
          <text:p text:style-name="P17"><text:span text:style-name="T3">Nové řádky</text:span><text:span text:style-name="T13"> – odřádkování v odstavci se chápe jako skutečné odřádkování (a ne jako nezajímavý znak, po kterém odstavec pokračuje).</text:span></text:p>
        </text:list-item>
        <text:list-item>
          <text:p text:style-name="P19"><text:span text:style-name="T2">Násobná podtržítka ve slovech</text:span><text:span text:style-name="T11"> – jejich význam, směřující k převedení části slova do italiky je potlačen a podtržítka zůstávají podtržítky.</text:span></text:p>
        </text:list-item>
        <text:list-item>
          <text:p text:style-name="P19"><text:span text:style-name="T2">Automatické linkování URL</text:span><text:span text:style-name="T11"> – prostý zápis URL se stane fungujícím odkazem.</text:span></text:p>
        </text:list-item>
        <text:list-item>
          <text:p text:style-name="P21"><text:span text:style-name="T2">Víceřádkové citace</text:span><text:span text:style-name="T11"> – ke standardním citacím z Markdown, kdy se citované řádky uvádějí znakem &gt;, zavádí GFM víceřádkové citace, uvozené a ukončené znaky &gt;&gt;&gt; - není nutné přidávat &gt; do každého řádku.</text:span></text:p>
        </text:list-item>
        <text:list-item>
          <text:p text:style-name="P20"><text:span text:style-name="T2">Ohraničení bloku kódu</text:span><text:span text:style-name="T11"> – </text:span><text:span text:style-name="T14">Markdown převádí text, obsahující 4 mezery na začátku každého řádku na blok kódu. GFM navíc umožňuje označit blok kódu přidáním ``` </text:span><text:span text:style-name="T17">(3 zpětné apostrofy </text:span><text:span text:style-name="T18">= AltGr+klapka vlevo od 1</text:span><text:span text:style-name="T17">) </text:span><text:span text:style-name="T14">na jeho začátek a konec (nic se nemusí odsazovat o 4 mezery) –</text:span><text:span text:style-name="T17"> pouze v takovémto bloku funguje zvýrazňování syntaxe. </text:span><text:span text:style-name="T20">Je zvykem k počátečním ``` uvádět jazyk, který má být použit pro zvýrazňování syntaxe – tedy ```javascript, ```python, ```ruby apod. - bez uvedení jazyka zvýrazňování syntaxe nefunguje.</text:span><text:span text:style-name="T17"><text:line-break/></text:span><text:span text:style-name="T19">Uzavřením části textu mezi zpětné apostrofy vznikne </text:span><text:span text:style-name="T5">inline-kód</text:span><text:span text:style-name="T19"> (kód přímo v textu –</text:span><text:span text:style-name="T34"> neproporcionální</text:span><text:span text:style-name="T19">).</text:span></text:p>
        </text:list-item>
        <text:list-item>
          <text:p text:style-name="P18"><text:span text:style-name="T5">V</text:span><text:span text:style-name="T8">ložený diff</text:span><text:span text:style-name="T38"> – pomocí speciálních značek je možné označit přidané (značky </text:span><text:span text:style-name="T11">{+ additions +} </text:span><text:span text:style-name="T38"><text:s/>nebo [+ additions +]) nebo vymazané (značky {- deletions -} nebo [- deletions -]) součásti kódu.</text:span></text:p>
        </text:list-item>
        <text:list-item>
          <text:p text:style-name="P22"><text:span text:style-name="T2">Smajlíky (emoji)</text:span><text:span text:style-name="T11"> – kompletní soupis podporovaných smajlíků je uveden na odkazu </text:span><text:a xlink:type="simple" xlink:href="https://www.webpagefx.com/tools/emoji-cheat-sheet/" text:style-name="Internet_20_link" text:visited-style-name="Visited_20_Internet_20_Link"><text:span text:style-name="T11">https://www.webpagefx.com/tools/emoji-cheat-sheet/</text:span></text:a><text:span text:style-name="T11"> </text:span><text:span text:style-name="T15">(rozděleny do kategorií Lidé, Příroda, Objekty, Místa a Symboly –</text:span><text:span text:style-name="T21"> např. :smile:, :beetle:, :clock130: apod.</text:span><text:span text:style-name="T15">).</text:span></text:p>
        </text:list-item>
        <text:list-item>
          <text:p text:style-name="P23"><text:span text:style-name="T4">S</text:span><text:span text:style-name="T2">peciální odkazy GitLabu</text:span><text:span text:style-name="T11"> – je možné se pomocí nich odkazovat na </text:span><text:span text:style-name="T2">objekty v rámci projektu</text:span><text:span text:style-name="T11">:<text:line-break/>@</text:span><text:span text:style-name="T38">user_name</text:span><text:span text:style-name="T11"> = odkaz na člena týmu (daného jména)<text:line-break/></text:span><text:span text:style-name="T38">@group_name = odkaz na skupinu (daného jména)<text:line-break/>@all = odkaz na celý tým</text:span><text:span text:style-name="T11"><text:line-break/></text:span><text:soft-page-break/><text:span text:style-name="T11">#123 = odkaz na problém (daného čísla)<text:line-break/>!123 = odkaz na požadavek na spojení (daného čísla)<text:line-break/>$123 = odkaz na ústřižek kódu (snippet daného čísla) – čísla ústřížku se ale špatně hledají :(<text:line-break/></text:span><text:span text:style-name="T38">~123 = odkaz na návěští (label daného čísla)<text:line-break/>~bug = odkaz na jedno-slovné návěští (daného jména)<text:line-break/>~“feature request“ = odkaz na více-slovné návěští (daného jména)<text:line-break/>%123 = odkaz na milník (daného čísla)<text:line-break/>%v1.23 = odkaz na jedno-slovný milník (daného jména)<text:line-break/>%“release candidate“ = odkaz na více-slovný milník (daného jména)</text:span><text:span text:style-name="T11"><text:line-break/>1234567 = odkaz na commit (jehož číslo začíná uvedenými znaky)<text:line-break/></text:span><text:span text:style-name="T21">[file](path/to/file) = odkaz na soubor </text:span><text:span text:style-name="T39">z repository<text:line-break/>[README](doc/README#L13) = odkaz na specifický řádek souboru z repository<text:line-break/>Je možné se odkazovat i na </text:span><text:span text:style-name="T9">objekty z jiného projektu</text:span><text:span text:style-name="T39">:<text:line-break/>namespace/project#123 = odkaz na problém (daného čísla)<text:line-break/>namespace/project!123 = </text:span><text:span text:style-name="T11">odkaz na požadavek na spojení (daného čísla)<text:line-break/></text:span><text:span text:style-name="T39">namespace/project%123 = </text:span><text:span text:style-name="T38">odkaz na milník (daného čísla)<text:line-break/></text:span><text:span text:style-name="T39">namespace/project$123 = </text:span><text:span text:style-name="T11">odkaz na ústřižek kódu (snippet daného čísla)<text:line-break/></text:span><text:span text:style-name="T39">namespace/project@9ba12248 = </text:span><text:span text:style-name="T11">odkaz na commit (jehož číslo začíná uvedenými znaky)<text:line-break/></text:span><text:span text:style-name="T39">namespace/project@9ba12248...b19a04f5 = porovnání intervalu commitů<text:line-break/>namespace/project~"Some label" = odkaz na problém s daným návěštím<text:line-break/>Pro odkazy na </text:span><text:span text:style-name="T9">objekty jiných projektů stejného jmenného prostoru</text:span><text:span text:style-name="T39"> se použije syntaxe pro odkazy na objekty z jiného projektu, ale s vynecháním části namespace/.</text:span></text:p>
        </text:list-item>
        <text:list-item>
          <text:p text:style-name="P24"><text:span text:style-name="T9">S</text:span><text:span text:style-name="T2">eznam úkolů</text:span><text:span text:style-name="T11"> – </text:span><text:span text:style-name="T40">ve spolupráci se seznamy z Markdownu se přidáním znaků [ ] (ve významu nezatržený check-box) </text:span><text:span text:style-name="T41">nebo</text:span><text:span text:style-name="T40"> [x] (ve významu zatržený check-box) </text:span><text:span text:style-name="T41">na začátek textu řádků seznamu vytvoří seznam úkolů.<text:line-break/>Např. - [x] Completed task</text:span></text:p>
        </text:list-item>
        <text:list-item>
          <text:p text:style-name="P25"><text:span text:style-name="T2">Videa</text:span><text:span text:style-name="T11"> – </text:span><text:span text:style-name="T42">odkazy na obrázky (z Markdownu), které mají video-příponu (.mp4, .m4v, .mov, .webm a .ogv) jsou automaticky konvertovány na přehrávač videa.<text:line-break/>Např. ![Sample Video](img/markdown_video.mp4)</text:span></text:p>
        </text:list-item>
        <text:list-item>
          <text:p text:style-name="P26"><text:span text:style-name="T2">Matematické výrazy</text:span><text:span text:style-name="T11"> – zapisují se v LaTeX syntaxi, zorazení zařizuje KaTeX (viz </text:span><text:a xlink:type="simple" xlink:href="https://github.com/Khan/KaTeX" text:style-name="Internet_20_link" text:visited-style-name="Visited_20_Internet_20_Link"><text:span text:style-name="T11">https://github.com/Khan/KaTeX</text:span></text:a><text:span text:style-name="T11">) –</text:span><text:span text:style-name="T44"> podporuje pouze podmnožinu LaTeXu</text:span><text:span text:style-name="T11">. </text:span><text:span text:style-name="T43">Matematické výrazy uvnitř $` <text:s/>`$ budou zobrazeny přímo v textu (inline). Výrazy uvedené v bloku ``` s jazykem math budou zobrazeny na zvláštním řádku.<text:line-break/>Např. This math is inline $`a^2+b^2=c^2`$.</text:span></text:p>
        </text:list-item>
      </text:list>
      <text:p text:style-name="P9"/>
      <text:p text:style-name="P9"/>
      <text:p text:style-name="P4"><text:span text:style-name="T47">Standardní</text:span><text:span text:style-name="T46"> Markdown</text:span></text:p>
      <text:list xml:id="list193730039561922" text:continue-list="list3300432619" text:style-name="L2">
        <text:list-item text:start-value="1">
          <text:p text:style-name="P14"><text:span text:style-name="T2">Hlavičky (nadpisy)</text:span> – uvádí se pomocí počtu znaků # před textem nadpisu podle úrovně, tj. # H1 (pro nadpis nejvyšší úrovně) až po ###### H6 (pro nadpis nejnižší úrovně) –<text:span text:style-name="T53"> mezi křížky a textem nadpisu musí být alespoň jedna mezera.</text:span> Alternativně je možné pro úrovně H1 a H2 použít určení nadpisu pomocí podtržení:<text:line-break/><text:span text:style-name="T48"><text:tab/></text:span><text:span text:style-name="T49">Alt-H1 <text:tab/>Alt-H2<text:line-break/><text:tab/>====== <text:tab/>------<text:line-break/></text:span><text:span text:style-name="T62">Kromě hlaviček v komentářích dostávají všechny hlavičky </text:span><text:span text:style-name="T63">generované </text:span><text:span text:style-name="T62">ID, </text:span><text:span text:style-name="T63">pomocí kterého je možné se na hlavičku odkazovat.</text:span></text:p>
        </text:list-item>
        <text:list-item>
          <text:p text:style-name="P27"><text:span text:style-name="T2">Zvýraznění textu</text:span><text:span text:style-name="T11"> – </text:span><text:span text:style-name="T23">italiky se dosahuje uzavřením textu mezi hvězdičky nebo podtržítka (tohle bude *italika*), boldu se dosahuje uzavřením textu mezi dvě hvězdičky nebo dvě podtržítka </text:span><text:span text:style-name="T24">(tohle bude __bold__), k přeškrtnutí vede uzavření textu mezi dvě tildy (tohle se </text:span><text:soft-page-break/><text:span text:style-name="T24">~~škrtne~~).</text:span></text:p>
        </text:list-item>
        <text:list-item>
          <text:p text:style-name="P28"><text:span text:style-name="T6">S</text:span><text:span text:style-name="T2">eznamy</text:span><text:span text:style-name="T11"> – normálně se na začátku řádku číslují 1., 2. atd., nečíslované odrážky jsou na začátku řádku uvedeny hvězdičkou, plusem nebo minusem. </text:span><text:span text:style-name="T41">Odsazením od začátku řádku </text:span><text:span text:style-name="T45">(po 4 mezerách) </text:span><text:span text:style-name="T41">lze vytvářet seznamy různých úrovní.</text:span></text:p>
        </text:list-item>
        <text:list-item>
          <text:p text:style-name="P29"><text:span text:style-name="T2">Odkazy</text:span><text:span text:style-name="T11"> – </text:span><text:span text:style-name="T25">je několik způsobů, jak zapsat odkaz:</text:span></text:p>
          <text:list>
            <text:list-item>
              <text:p text:style-name="P30"><text:span text:style-name="T2">přímým zápisem (inline)</text:span><text:span text:style-name="T11"> – do hranatých závorek se uvede prokliknutelný text (bude vidět ve výsledném textu) a za něj do kulatých závorek vlastní adresa odkazu (nebude vidět ve výsledném textu). </text:span><text:span text:style-name="T26">T</text:span><text:span text:style-name="T11">ato adresa bude buď obsahovat i určení protokolu </text:span><text:span text:style-name="T26">(http://, https:// apod.) a potom se adresa odkazu chápe jako </text:span><text:span text:style-name="T54">absolutní</text:span><text:span text:style-name="T26">, nebo určení protokolu obsahovat nebude a potom se chápe jako </text:span><text:span text:style-name="T54">relativní</text:span><text:span text:style-name="T26"> vzhledem k aktuálnímu repository </text:span><text:span text:style-name="T29">(včetně možnosti využít .. pro návrat v adresářové hierarchii apod.; </text:span><text:span text:style-name="T45">relativní odkazy nefungují mezi projektovými soubory a wiki-stránkami ani naopak, protože wiki je vždy v samostatném repository</text:span><text:span text:style-name="T29">).</text:span><text:span text:style-name="T26"><text:line-break/>Např. [pokus](</text:span><text:a xlink:type="simple" xlink:href="http://www.seznam.cz/" text:style-name="Internet_20_link" text:visited-style-name="Visited_20_Internet_20_Link"><text:span text:style-name="T26">http://www.seznam.cz</text:span></text:a><text:span text:style-name="T26">)</text:span></text:p>
            </text:list-item>
            <text:list-item>
              <text:p text:style-name="P31"><text:span text:style-name="T2">stylem reference</text:span><text:span text:style-name="T11"> - <text:s/></text:span><text:span text:style-name="T25">do hranatých závorek se uvede prokliknutelný text (bude vidět ve výsledném textu), </text:span><text:span text:style-name="T11">za něj do </text:span><text:span text:style-name="T30">druhých </text:span><text:span text:style-name="T11">hranatých závorek nějaký libovolný referenční text (třeba i jenom číslo), kde tento referenční text je uveden někde dále v dokumentu (obvykle na konci v jakémsi seznamu referencí –</text:span><text:span text:style-name="T36"> ve výsledném textu není vidět</text:span><text:span text:style-name="T11">) v hranatých závorkách, za kterými následuje </text:span><text:span text:style-name="T27">dvojtečka, mezera a vlastní adresa odkazu –</text:span><text:span text:style-name="T28"> o jejím tvaru absolutním / relativním platí totéž, co již bylo řečeno v bodě a). </text:span><text:span text:style-name="T30">Speciální variantou tohoto stylu reference je tvar, kdy je referenční text prázdný (jsou uvedeny prázdné druhé hranaté závorky) – potom se referenčním textem stává přímo prokliknutelný text.</text:span><text:span text:style-name="T28"><text:line-break/>Např. </text:span><text:span text:style-name="T29">[pokus][1]<text:line-break/></text:span><text:span text:style-name="T30">[1]: </text:span><text:a xlink:type="simple" xlink:href="http://www.seznam.cz/" text:style-name="Internet_20_link" text:visited-style-name="Visited_20_Internet_20_Link"><text:span text:style-name="T30">http://www.seznam.cz</text:span></text:a></text:p>
            </text:list-item>
            <text:list-item>
              <text:p text:style-name="P32"><text:span text:style-name="T7">p</text:span><text:span text:style-name="T2">římé uvedení URL</text:span><text:span text:style-name="T11"> – nebo uvedení URL v lomených závorkách &lt;...&gt; se ve výsledném textu změní na odkaz</text:span></text:p>
            </text:list-item>
          </text:list>
        </text:list-item>
        <text:list-item>
          <text:p text:style-name="P33"><text:span text:style-name="T2">Obrázky</text:span><text:span text:style-name="T11"> – </text:span><text:span text:style-name="T31">používají se identicky jako odkazy (viz výše), pouze před prvními hranatými závorkami se píše vykřičník a za vlastní adresou odkazu může být uvedena mezera a za ní v uvozovkách text, který bude zobrazen jako ToolTip při najetí myší na obrázek. Ve výsledném textu je místo prokliknutelného textu zobrazen obrázek.<text:line-break/>Např. ![alt text](https://github.com/adam-p/markdown-here/raw/master/src/common/images/icon48.png "Logo Title Text 1")</text:span></text:p>
        </text:list-item>
        <text:list-item>
          <text:p text:style-name="P34"><text:span text:style-name="T2">Citace (z mailu apod.)</text:span><text:span text:style-name="T11"> - jsou uvedeny znakem &gt; </text:span><text:span text:style-name="T32">(nebo jejich větším počtem při vyšší úrovni vnoření)</text:span><text:span text:style-name="T11"> - režim citace se </text:span><text:span text:style-name="T32">ukončí prvním prázdným řádkem.</text:span></text:p>
        </text:list-item>
        <text:list-item>
          <text:p text:style-name="P35"><text:span text:style-name="T2">Vložené HTML</text:span><text:span text:style-name="T11"> – </text:span><text:span text:style-name="T33">do textu je možné vkládat klasické HTML značky a většinou to funguje.</text:span></text:p>
        </text:list-item>
        <text:list-item>
          <text:p text:style-name="P36"><text:span text:style-name="T2">Horizontální čáry</text:span><text:span text:style-name="T11"> – je možné vložit do textu pomocí tří a více pomlček, hvězdiček nebo podtržítek → vznikají čáry různé tloušťky.</text:span></text:p>
        </text:list-item>
        <text:list-item>
          <text:p text:style-name="P37"><text:span text:style-name="T2">Ukončování řádků</text:span><text:span text:style-name="T11"> – chce to trochu experimentování – jedno odřádkování (Enter) způsobí přechod na nový řádek, ale pokračuje v předchozím odstavci; dvě odřádkování (Enter) zahajují nový odstavec.</text:span></text:p>
        </text:list-item>
        <text:list-item>
          <text:p text:style-name="P38"><text:span text:style-name="T2">Tabulky</text:span><text:span text:style-name="T11"> – nejsou součástí standardu, ale </text:span><text:span text:style-name="T37">GFM je podporuje, takže </text:span><text:span text:style-name="T11">následující zápis vytvoří tabulku:<text:line-break/></text:span><text:span text:style-name="T52"><text:tab/></text:span><text:span text:style-name="T51">| header 1 | header 2 |<text:line-break/><text:tab/>| -------- | -------- |<text:line-break/><text:tab/>| cell 1 <text:s text:c="2"/>| cell 2 <text:s text:c="2"/>|<text:line-break/><text:tab/>| cell 3 <text:s text:c="2"/>| cell 4 <text:s text:c="2"/>|</text:span><text:span text:style-name="T52"><text:line-break/></text:span><text:span text:style-name="T57">Pomlčky, oddělující záhlaví musí být minimálně 3</text:span><text:span text:style-name="T58">-znakové</text:span><text:span text:style-name="T57">. Tabulka nemusí být zarovnaná, </text:span><text:soft-page-break/><text:span text:style-name="T57">Markdown se s tím vyrovná. Pomocí dvojteček v oddělovači hlavičky lze specifikovat zarovnávání obsahu sloupce – standardně vlevo, s dvojtečkou vpravo (----:) doprava, s dvojtečkami vlevo i vpravo (:----:) centrovaně.</text:span></text:p>
        </text:list-item>
        <text:list-item>
          <text:p text:style-name="P39"><text:span text:style-name="T60">Y</text:span><text:span text:style-name="T59">ouTube videa</text:span><text:span text:style-name="T56"> – nelze přidat přímo, ale je možné přidat obrázek s odkazem na video:<text:line-break/><text:tab/></text:span><text:span text:style-name="T51">&lt;a href="</text:span><text:a xlink:type="simple" xlink:href="http://www.youtube.com/watch" text:style-name="Internet_20_link" text:visited-style-name="Visited_20_Internet_20_Link"><text:span text:style-name="T51">http://www.youtube.com/watch</text:span></text:a><text:span text:style-name="T51">?<text:tab/>feature=player_embedded&amp;v=YOUTUBE_VIDEO_ID_HERE" <text:tab/>target="_blank"&gt;&lt;img <text:tab/>src="http://img.youtube.com/vi/YOUTUBE_VIDEO_ID_HERE/0.jpg" <text:tab/>alt="IMAGE ALT TEXT HERE" width="240" height="180" border="10" <text:tab/>/&gt;&lt;/a&gt;</text:span><text:span text:style-name="T56"><text:line-break/>nebo pomocí čistého Markdown (bez možnosti určit velikost obrázku a okraj):<text:line-break/></text:span><text:span text:style-name="T61"><text:tab/></text:span><text:span text:style-name="T51">[![IMAGE ALT TEXT HERE]<text:tab/>(http://img.youtube.com/vi/YOUTUBE_VIDEO_ID_HERE/0.jpg)]<text:tab/>(http://www.youtube.com/watch?v=YOUTUBE_VIDEO_ID_HERE)</text:span></text:p>
        </text:list-item>
        <text:list-item>
          <text:p text:style-name="P40"><text:span text:style-name="T2">Poznámky pod čarou</text:span> – <text:span text:style-name="T66">přidávají se pomocí specifického odkazu v hranatých závorkách.<text:line-break/>Např. <text:tab/></text:span><text:span text:style-name="T50">You can add footnotes to your text as follows.[^2]<text:line-break/><text:tab/>[^2]: This is my awesome footnote.</text:span></text:p>
        </text:list-item>
        <text:list-item>
          <text:p text:style-name="P40"><text:span text:style-name="T10">Specifika Markdown pro wiki-stránky</text:span><text:span text:style-name="T66"> – speciální odkazy uvnitř wiki:</text:span></text:p>
          <text:list>
            <text:list-item>
              <text:p text:style-name="P41"><text:span text:style-name="T2">přímý odkaz na stránku</text:span> – <text:span text:style-name="T67">odkaz, obsahující pouze jméno stránky (slug), bude odkazovat na tuto stránku na základní úrovni wiki:<text:line-break/>[Link to Documentation](documentation)</text:span></text:p>
            </text:list-item>
            <text:list-item>
              <text:p text:style-name="P42"><text:span text:style-name="T2">přímý odkaz na soubor</text:span> – <text:span text:style-name="T67">odkazy, obsahující příponu souboru, odkazují na tento soubor relativně vzhledem k aktuální stránce - <text:s/>pokud tedy kód<text:line-break/><text:tab/></text:span><text:span text:style-name="T68">[Link to File](file.md)<text:line-break/></text:span><text:span text:style-name="T67">bude umístěn na stránce &lt;your_wiki&gt;/documentation/related, bude odkazovat na soubor &lt;your_wiki&gt;/documentation/file.md.</text:span></text:p>
            </text:list-item>
            <text:list-item>
              <text:p text:style-name="P43"><text:span text:style-name="T2">hierarchický odkaz</text:span> – <text:span text:style-name="T74">jde o odkaz, relativní vzhledem k aktuální wiki stránce, pomocí konstrukcí ./&lt;page&gt;, ../&lt;page&gt; apod. - pokud tedy kód<text:line-break/><text:tab/></text:span><text:span text:style-name="T69">[Link to Related Page](../main.md)</text:span><text:span text:style-name="T74"><text:line-break/>bude umístěn na stránce &lt;your_wiki&gt;/documentation/related/content, bude odkazovat na soubor &lt;your_wiki&gt;/documentation/main.md.</text:span></text:p>
            </text:list-item>
            <text:list-item>
              <text:p text:style-name="P43"><text:span text:style-name="T2">odkaz na kořen</text:span> – <text:span text:style-name="T75">odkaz, začínající znakem /, je relativní vzhledem ke kořenu wiki – kód<text:line-break/><text:tab/></text:span><text:span text:style-name="T70">[Link to Related Page](/miscellaneous.md)</text:span><text:span text:style-name="T75"><text:line-break/>odkazuje na soubor &lt;wiki_root&gt;/miscellaneous.md.</text:span></text:p>
            </text:list-item>
          </text:list>
        </text:list-item>
      </text:list>
      <text:p text:style-name="P15"/>
      <text:p text:style-name="P15"/>
      <text:p text:style-name="P15"/>
      <text:p text:style-name="P44"><text:span text:style-name="T55">Použité </text:span>zdroje:</text:p>
      <text:p text:style-name="P6"><text:a xlink:type="simple" xlink:href="http://github.holding.local/help/markdown" text:style-name="Internet_20_link" text:visited-style-name="Visited_20_Internet_20_Link"><text:span text:style-name="T11">http://github.holding.local/help/markdown</text:span></text:a></text:p>
      <text:p text:style-name="P6"><text:a xlink:type="simple" xlink:href="https://gitlab.com/gitlab-org/gitlab-ce/blob/6-4-stable/doc/markdown/markdown.md" text:style-name="Internet_20_link" text:visited-style-name="Visited_20_Internet_20_Link"><text:span text:style-name="T16">https://gitlab.com/gitlab-org/gitlab-ce/blob/6-4-stable/doc/markdown/markdown.md</text:span></text:a><text:span text:style-name="T16"> </text:span><text:a xlink:type="simple" xlink:href="https://docs.gitlab.com/ee/user/markdown.html" text:style-name="Internet_20_link" text:visited-style-name="Visited_20_Internet_20_Link"><text:span text:style-name="T22">https://docs.gitlab.com/ee/user/markdown.html</text:span></text:a></text:p>
      <text:p text:style-name="P11"><text:a xlink:type="simple" xlink:href="https://gitlab.com/gitlab-org/gitlab-ce/blob/master/doc/user/markdown.md" text:style-name="Internet_20_link" text:visited-style-name="Visited_20_Internet_20_Link"><text:span text:style-name="T22">https://gitlab.com/gitlab-org/gitlab-ce/blob/master/doc/user/markdown.md</text:span></text:a><text:span text:style-name="T22"> </text:span></text:p>
      <text:p text:style-name="P6"><text:a xlink:type="simple" xlink:href="https://github.com/adam-p/markdown-here/wiki/Markdown-Cheatsheet" text:style-name="Internet_20_link" text:visited-style-name="Visited_20_Internet_20_Link"><text:span text:style-name="T35">https://github.com/adam-p/markdown-here/wiki/Markdown-Cheatsheet</text:span></text:a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ndale Mono" svg:font-family="'Andale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lphi_20_Text" style:display-name="Delphi Text" style:family="paragraph" style:parent-style-name="Standard" style:class="text">
      <style:paragraph-properties style:writing-mode="page"/>
      <style:text-properties style:font-name="Tahoma" fo:font-family="Tahoma" style:font-family-generic="swiss" style:font-pitch="variable" fo:font-size="10pt" officeooo:rsid="000f310a" style:font-size-asian="8pt" style:font-size-complex="8pt"/>
    </style:style>
    <style:style style:name="Delphi_20_Nadpis" style:display-name="Delphi Nadpis" style:family="paragraph" style:parent-style-name="Standard" style:class="text">
      <style:paragraph-properties fo:text-align="center" style:justify-single-word="false" fo:padding="0.049cm" fo:border-left="none" fo:border-right="none" fo:border-top="none" fo:border-bottom="0.06pt solid #000000" style:shadow="none" style:writing-mode="page"/>
      <style:text-properties style:font-name="Tahoma" fo:font-family="Tahoma" style:font-family-generic="swiss" style:font-pitch="variable" fo:font-size="12pt" fo:font-weight="bold" officeooo:rsid="003cfdca" style:font-size-asian="10pt" style:font-weight-asian="bold" style:font-size-complex="10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weight="bold" officeooo:rsid="01fe5be4" officeooo:paragraph-rsid="01fe5be4" style:font-weight-asian="bold" style:font-weight-complex="bold"/>
    </style:style>
    <style:style style:name="MP2" style:family="paragraph" style:parent-style-name="Footer">
      <style:text-properties officeooo:paragraph-rsid="01f5193d"/>
    </style:style>
    <style:style style:name="MT1" style:family="text">
      <style:text-properties officeooo:rsid="0200504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. </number:text>
      <number:month/>
      <number:text>.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MP1">GitLab Flavored Markdown <text:span text:style-name="MT1">(GFM)</text:span></text:p>
      </style:header>
      <style:footer>
        <text:p text:style-name="MP2">Verze <text:modification-date style:data-style-name="N30">29. 6. 2017</text:modification-date>,<text:modification-time style:data-style-name="N41">19:37:30</text:modification-time><text:tab/><text:tab/>Strana <text:page-number text:select-page="current">4</text:page-number> / <text:page-count>4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20:27:01.645000000</meta:creation-date>
    <dc:date>2017-06-29T19:37:29.607000000</dc:date>
    <meta:editing-duration>P1DT14H1M17S</meta:editing-duration>
    <meta:editing-cycles>329</meta:editing-cycles>
    <meta:generator>LibreOffice/5.3.3.2$Windows_x86 LibreOffice_project/3d9a8b4b4e538a85e0782bd6c2d430bafe583448</meta:generator>
    <meta:print-date>2017-06-11T16:20:52.205000000</meta:print-date>
    <meta:document-statistic meta:table-count="0" meta:image-count="0" meta:object-count="0" meta:page-count="4" meta:paragraph-count="52" meta:word-count="1506" meta:character-count="11040" meta:non-whitespace-character-count="9549"/>
  </office:meta>
</office:document-meta>
</file>